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9"/>
        <table:table-column table:style-name="co6" table:default-cell-style-name="ce14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5T18:43:09.555000000</dc:date>
    <meta:editing-duration>P1DT22H11M13S</meta:editing-duration>
    <meta:editing-cycles>145</meta:editing-cycles>
    <meta:generator>LibreOffice/7.5.0.3$Windows_X86_64 LibreOffice_project/c21113d003cd3efa8c53188764377a8272d9d6de</meta:generator>
    <meta:document-statistic meta:table-count="1" meta:cell-count="147" meta:object-count="0"/>
  </office:meta>
</office:document-meta>
</file>